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P1" style:family="paragraph"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2.62cm" svg:height="1.668cm" svg:x="3.3cm" svg:y="3cm">
          <text:p text:style-name="P1"><text:span text:style-name="T1">Optreqanalysis.py</text:span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2.62cm" svg:height="1.668cm" svg:x="4.033cm" svg:y="8.02cm">
          <text:p text:style-name="P1"><text:span text:style-name="T1">Qpmindist.py</text:span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2.62cm" svg:height="1.668cm" svg:x="8.7cm" svg:y="12.932cm">
          <text:p text:style-name="P1"><text:span text:style-name="T1">Compdist.py</text:span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4.313cm" svg:height="1.668cm" svg:x="5.8cm" svg:y="17.2cm">
          <text:p text:style-name="P1"><text:span text:style-name="T1">Constrainfluxes.py</text:span></text:p>
          <text:p text:style-name="P1"><text:span text:style-name="T1"/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4.313cm" svg:height="1.668cm" svg:x="14.9cm" svg:y="15.6cm">
          <text:p text:style-name="P1"><text:span text:style-name="T1">Extractflux.py</text:span></text:p>
          <text:p text:style-name="P1"><text:span text:style-name="T1"/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2" draw:id="id12" draw:layer="layout" svg:width="4.313cm" svg:height="1.668cm" svg:x="12.9cm" svg:y="24.1cm">
          <text:p text:style-name="P1"><text:span text:style-name="T1">LoadData.py</text:span></text:p>
          <text:p text:style-name="P1"><text:span text:style-name="T1"/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5" draw:id="id15" draw:layer="layout" svg:width="3.546cm" svg:height="1.826cm" svg:x="6.654cm" svg:y="22.174cm">
          <text:p text:style-name="P1"><text:span text:style-name="T1">Fluxdata (dict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11" draw:id="id11" draw:layer="layout" svg:width="5.028cm" svg:height="1.226cm" svg:x="15cm" svg:y="20.674cm">
          <text:p text:style-name="P1"><text:span text:style-name="T1">Reaction map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4" draw:id="id4" draw:layer="layout" svg:width="3.229cm" svg:height="1.826cm" svg:x="1.8cm" svg:y="23.674cm">
          <text:p text:style-name="P1"><text:span text:style-name="T1">Cobrap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2" draw:layer="layout" svg:x1="5.343cm" svg:y1="8.02cm" svg:x2="4.61cm" svg:y2="4.668cm" draw:start-shape="id1" draw:start-glue-point="4" draw:end-shape="id2" svg:d="M5343 8020v-1675h-733v-1677">
          <text:p/>
        </draw:connector>
        <draw:connector draw:style-name="gr2" draw:text-style-name="P2" draw:layer="layout" svg:x1="17.056cm" svg:y1="15.6cm" svg:x2="5.343cm" svg:y2="9.688cm" draw:start-shape="id3" draw:end-shape="id1" draw:end-glue-point="6" svg:d="M17056 15600v-2955h-11713v-2957">
          <text:p/>
        </draw:connector>
        <draw:connector draw:style-name="gr2" draw:text-style-name="P2" draw:layer="layout" svg:x1="1.8cm" svg:y1="24.587cm" svg:x2="4.033cm" svg:y2="8.854cm" draw:start-shape="id4" draw:start-glue-point="5" draw:end-shape="id1" draw:end-glue-point="3" svg:d="M1800 24587h-502v-15733h2735">
          <text:p/>
        </draw:connector>
        <draw:custom-shape draw:style-name="gr1" draw:text-style-name="P1" xml:id="id5" draw:id="id5" draw:layer="layout" svg:width="3.229cm" svg:height="1.826cm" svg:x="11.8cm" svg:y="6.274cm">
          <text:p text:style-name="P1"><text:span text:style-name="T1">Gurobip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6" draw:id="id6" draw:layer="layout" svg:width="3.229cm" svg:height="1.826cm" svg:x="16.3cm" svg:y="6.4cm">
          <text:p text:style-name="P1"><text:span text:style-name="T1">Gurobi</text:span></text:p>
          <text:p text:style-name="P1"><text:span text:style-name="T1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2" draw:layer="layout" svg:x1="15.029cm" svg:y1="7.187cm" svg:x2="16.3cm" svg:y2="7.313cm" draw:start-shape="id5" draw:start-glue-point="7" draw:end-shape="id6" svg:d="M15029 7187h635v126h636">
          <text:p/>
        </draw:connector>
        <draw:connector draw:style-name="gr2" draw:text-style-name="P2" draw:layer="layout" svg:x1="11.8cm" svg:y1="7.187cm" svg:x2="6.653cm" svg:y2="8.854cm" draw:start-shape="id5" draw:start-glue-point="5" draw:end-shape="id1" draw:end-glue-point="1" svg:d="M11800 7187h-2573v1667h-2574">
          <text:p/>
        </draw:connector>
        <draw:connector draw:style-name="gr2" draw:text-style-name="P2" draw:layer="layout" svg:x1="8.7cm" svg:y1="13.766cm" svg:x2="6.653cm" svg:y2="8.854cm" draw:start-shape="id7" draw:start-glue-point="5" draw:end-shape="id1" svg:d="M8700 13766h-1023v-4912h-1024">
          <text:p/>
        </draw:connector>
        <draw:custom-shape draw:style-name="gr1" draw:text-style-name="P1" xml:id="id10" draw:id="id10" draw:layer="layout" svg:width="3.546cm" svg:height="1.826cm" svg:x="10.1cm" svg:y="18.1cm">
          <text:p text:style-name="P1"><text:span text:style-name="T1">Cobrapy model</text:span></text:p>
          <text:p text:style-name="P1"><text:span text:style-name="T1"/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3" xml:id="id9" draw:id="id9" draw:layer="layout" svg:width="5.1cm" svg:height="2.1cm" svg:x="2.4cm" svg:y="13.9cm">
          <text:p text:style-name="P3"><text:span text:style-name="T2">Constrained</text:span></text:p>
          <text:p text:style-name="P3"><text:span text:style-name="T2"><text:s/></text:span><text:span text:style-name="T2">Cobrapy</text:span></text:p>
          <text:p text:style-name="P3"><text:span text:style-name="T2">model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2" draw:layer="layout" svg:x1="7.957cm" svg:y1="17.2cm" svg:x2="4.43cm" svg:y2="16cm" draw:start-shape="id8" draw:start-glue-point="4" draw:end-shape="id9" draw:end-glue-point="7" svg:d="M7957 17200v-599h-3527v-601">
          <text:p/>
        </draw:connector>
        <draw:connector draw:style-name="gr3" draw:text-style-name="P2" draw:layer="layout" svg:x1="11.873cm" svg:y1="18.1cm" svg:x2="7.957cm" svg:y2="18.868cm" draw:start-shape="id10" draw:start-glue-point="5" draw:end-shape="id8" draw:end-glue-point="6" svg:d="M11873 18100v-501h2274v2829h-6190v-1560">
          <text:p/>
        </draw:connector>
        <draw:connector draw:style-name="gr4" draw:text-style-name="P2" draw:layer="layout" svg:x1="15.502cm" svg:y1="21.287cm" svg:x2="12.9cm" svg:y2="24.934cm" draw:start-shape="id11" draw:start-glue-point="6" draw:end-shape="id12" svg:d="M15502 21287h-3104v3647h502">
          <text:p/>
        </draw:connector>
        <draw:custom-shape draw:style-name="gr1" draw:text-style-name="P4" xml:id="id14" draw:id="id14" draw:layer="layout" svg:width="3.6cm" svg:height="2.4cm" svg:x="11cm" svg:y="26.2cm">
          <text:p text:style-name="P4"><text:span text:style-name="T1">Reaction map</text:span></text:p>
          <text:p text:style-name="P4"><text:span text:style-name="T1"><text:s/></text:span><text:span text:style-name="T1">(.xml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4" xml:id="id13" draw:id="id13" draw:layer="layout" svg:width="3.6cm" svg:height="2.4cm" svg:x="5.3cm" svg:y="26.6cm">
          <text:p text:style-name="P4"><text:span text:style-name="T1"><text:s/></text:span><text:span text:style-name="T1">Flux data</text:span></text:p>
          <text:p text:style-name="P4"><text:span text:style-name="T1"><text:s/></text:span><text:span text:style-name="T1">(.xml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2" draw:layer="layout" svg:x1="8.9cm" svg:y1="27.8cm" svg:x2="15.057cm" svg:y2="25.768cm" draw:start-shape="id13" draw:start-glue-point="8" draw:end-shape="id12" draw:end-glue-point="6" svg:d="M8900 27800h6157v-2032">
          <text:p/>
        </draw:connector>
        <draw:connector draw:style-name="gr3" draw:text-style-name="P2" draw:layer="layout" svg:x1="11cm" svg:y1="27.4cm" svg:x2="15.057cm" svg:y2="25.768cm" draw:start-shape="id14" draw:start-glue-point="6" draw:end-shape="id12" draw:end-glue-point="6" svg:d="M11000 27400h-501v1702h4558v-3334">
          <text:p/>
        </draw:connector>
        <draw:connector draw:style-name="gr3" draw:text-style-name="P2" draw:layer="layout" svg:x1="15.057cm" svg:y1="24.1cm" svg:x2="9.839cm" svg:y2="23.087cm" draw:start-shape="id12" draw:start-glue-point="4" draw:end-shape="id15" draw:end-glue-point="9" svg:d="M15057 24100v-1013h-5218">
          <text:p/>
        </draw:connector>
        <draw:custom-shape draw:style-name="gr1" draw:text-style-name="P4" xml:id="id16" draw:id="id16" draw:layer="layout" svg:width="3.6cm" svg:height="2.4cm" svg:x="1.4cm" svg:y="26.9cm">
          <text:p text:style-name="P4"><text:span text:style-name="T1">SBML model</text:span></text:p>
          <text:p text:style-name="P4"><text:span text:style-name="T1"><text:s/></text:span><text:span text:style-name="T1">(.sbml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2" draw:layer="layout" svg:x1="1.4cm" svg:y1="28.1cm" svg:x2="3.414cm" svg:y2="25.5cm" draw:start-shape="id16" draw:start-glue-point="6" draw:end-shape="id4" draw:end-glue-point="6" svg:d="M1400 28100h-501v-1899h2515v-701">
          <text:p/>
        </draw:connector>
        <draw:connector draw:style-name="gr3" draw:text-style-name="P2" draw:layer="layout" svg:x1="3.414cm" svg:y1="23.674cm" svg:x2="11.512cm" svg:y2="19.926cm" draw:start-shape="id4" draw:start-glue-point="4" draw:end-shape="id10" draw:end-glue-point="7" svg:d="M3414 23674v-1873h8098v-1875">
          <text:p/>
        </draw:connector>
        <draw:custom-shape draw:style-name="gr1" draw:text-style-name="P1" xml:id="id17" draw:id="id17" draw:layer="layout" svg:width="3.546cm" svg:height="1.826cm" svg:x="6.054cm" svg:y="24.074cm">
          <text:p text:style-name="P1"><text:span text:style-name="T1">Flux errors (dict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2" draw:layer="layout" svg:x1="12.9cm" svg:y1="24.934cm" svg:x2="9.239cm" svg:y2="24.987cm" draw:start-shape="id12" draw:start-glue-point="5" draw:end-shape="id17" draw:end-glue-point="9" svg:d="M12900 24934h-1650v53h-2011">
          <text:p/>
        </draw:connector>
        <draw:connector draw:style-name="gr3" draw:text-style-name="P2" draw:layer="layout" svg:x1="7.008cm" svg:y1="23.087cm" svg:x2="5.8cm" svg:y2="18.034cm" draw:start-shape="id15" draw:start-glue-point="6" draw:end-shape="id8" svg:d="M7008 23087h-1710v-5053h502">
          <text:p/>
        </draw:connector>
        <draw:custom-shape draw:style-name="gr1" draw:text-style-name="P4" xml:id="id19" draw:id="id19" draw:layer="layout" svg:width="3.6cm" svg:height="2.4cm" svg:x="15.2cm" svg:y="1.7cm">
          <text:p text:style-name="P4"><text:span text:style-name="T1">Expdata (.mat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2" draw:layer="layout" svg:x1="6.408cm" svg:y1="24.987cm" svg:x2="5.8cm" svg:y2="18.034cm" draw:start-shape="id17" draw:start-glue-point="6" draw:end-shape="id8" draw:end-glue-point="5" svg:d="M6408 24987h-1110v-6953h502">
          <text:p/>
        </draw:connector>
        <draw:custom-shape draw:style-name="gr1" draw:text-style-name="P3" xml:id="id18" draw:id="id18" draw:layer="layout" svg:width="2.7cm" svg:height="1.4cm" svg:x="11.9cm" svg:y="11.2cm">
          <text:p text:style-name="P3"><text:span text:style-name="T2">Modeldic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2" draw:layer="layout" svg:x1="12.228cm" svg:y1="18.1cm" svg:x2="13.25cm" svg:y2="12.6cm" draw:start-shape="id10" draw:start-glue-point="4" draw:end-shape="id18" draw:end-glue-point="8" svg:d="M12228 18100v-2750h1022v-2750">
          <text:p/>
        </draw:connector>
        <draw:connector draw:style-name="gr3" draw:text-style-name="P2" draw:layer="layout" svg:x1="17.514cm" svg:y1="20.674cm" svg:x2="12.975cm" svg:y2="12.6cm" draw:start-shape="id11" draw:start-glue-point="5" draw:end-shape="id18" draw:end-glue-point="7" svg:d="M17514 20674v-4037h-4539v-4037">
          <text:p/>
        </draw:connector>
        <draw:connector draw:style-name="gr3" draw:text-style-name="P2" draw:layer="layout" svg:x1="11.9cm" svg:y1="11.9cm" svg:x2="5.92cm" svg:y2="3.834cm" draw:start-shape="id18" draw:end-shape="id2" svg:d="M11900 11900h-2801v-8066h-3179">
          <text:p/>
        </draw:connector>
        <draw:connector draw:style-name="gr3" draw:text-style-name="P2" draw:layer="layout" svg:x1="17cm" svg:y1="1.7cm" svg:x2="3.3cm" svg:y2="3.834cm" draw:start-shape="id19" draw:start-glue-point="5" draw:end-shape="id2" draw:end-glue-point="5" svg:d="M17000 1700v-501h-14564v2635h8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en_20_fyll_20_og_20_uten_20_strek" style:display-name="Objekt uten fyll og uten strek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rle </meta:initial-creator>
    <meta:creation-date>2019-06-29T15:59:12.95</meta:creation-date>
    <dc:date>2019-06-30T15:38:28.17</dc:date>
    <dc:creator>Jarle </dc:creator>
    <meta:editing-duration>PT23H39M13S</meta:editing-duration>
    <meta:editing-cycles>4</meta:editing-cycles>
    <meta:generator>OpenOffice/4.1.5$Win32 OpenOffice.org_project/415m1$Build-9789</meta:generator>
    <meta:document-statistic meta:object-count="40"/>
  </office:meta>
</office:document-meta>
</file>